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005cm" svg:height="2.296cm" draw:transform="skewX (0.000872664625997166) rotate (-1.55194677087336) translate (6.1767526191917cm 5.214325342132cm)" svg:viewBox="0 0 1006 2297" svg:d="M1006 2196c-82-405-204-1587-192-1859-7-136-814-455-813-291-14 435 144 1784 220 2120 42 185 795 156 785 30z">
          <text:p/>
        </draw:path>
        <draw:path draw:style-name="gr2" draw:text-style-name="P1" draw:layer="layout" svg:width="0.902cm" svg:height="0.66cm" draw:transform="skewX (0.00244346095279196) rotate (-2.15652882376419) translate (4.5888895804584cm 5.5995893617609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903cm" svg:height="0.661cm" draw:transform="skewX (0.00244346095279196) rotate (-2.1556561591382) translate (6.441640332617cm 5.374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0:53.648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